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273" officeooo:paragraph-rsid="0016b273"/>
    </style:style>
    <style:style style:name="P2" style:family="paragraph" style:parent-style-name="Standard">
      <style:paragraph-properties fo:text-align="start" style:justify-single-word="false"/>
      <style:text-properties officeooo:rsid="0018bc06" officeooo:paragraph-rsid="0018bc06"/>
    </style:style>
    <style:style style:name="P3" style:family="paragraph" style:parent-style-name="Standard">
      <style:paragraph-properties fo:text-align="start" style:justify-single-word="false"/>
      <style:text-properties officeooo:rsid="0018f74b" officeooo:paragraph-rsid="0018f74b"/>
    </style:style>
    <style:style style:name="P4" style:family="paragraph" style:parent-style-name="Standard">
      <style:paragraph-properties fo:text-align="start" style:justify-single-word="false"/>
      <style:text-properties officeooo:rsid="0019f5bd" officeooo:paragraph-rsid="0019f5bd"/>
    </style:style>
    <style:style style:name="P5" style:family="paragraph" style:parent-style-name="Standard">
      <style:paragraph-properties fo:text-align="start" style:justify-single-word="false"/>
      <style:text-properties officeooo:rsid="001ad24e" officeooo:paragraph-rsid="001ad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u TIPE ou intitulé…</text:p>
      <text:p text:style-name="P1">Une ville qui déménage !</text:p>
      <text:p text:style-name="P1"/>
      <text:p text:style-name="P2">C pour faire vroum vroum avec sa maison</text:p>
      <text:p text:style-name="P2"/>
      <text:p text:style-name="P3">source :</text:p>
      <text:p text:style-name="P3"><text:tab/>- <text:a xlink:type="simple" xlink:href="https://vectuel.com/villes_en_3d/" text:style-name="Internet_20_link" text:visited-style-name="Visited_20_Internet_20_Link">https://vectuel.com/villes_en_3d/</text:a> : modélisation de ville 3d</text:p>
      <text:p text:style-name="P3"><text:tab/>- </text:p>
      <text:p text:style-name="P3"/>
      <text:p text:style-name="P3"/>
      <text:p text:style-name="P4">pblm :</text:p>
      <text:p text:style-name="P4">- taille de la route</text:p>
      <text:p text:style-name="P4"/>
      <text:p text:style-name="P4"/>
      <text:p text:style-name="P4"/>
      <text:p text:style-name="P5">dimension :</text:p>
      <text:p text:style-name="P5"><text:tab/><text:tab/>1 pixel = 10cm</text:p>
      <text:p text:style-name="P5"><text:tab/><text:tab/>véhicule = 1 rectangle pour le camion =&gt; roues, remorque</text:p>
      <text:p text:style-name="P5"><text:tab/><text:tab/><text:tab/> <text:s text:c="5"/>1 carré pour le tracteur =&gt; pleine dimension</text:p>
      <text:p text:style-name="P5"><text:tab/><text:tab/><text:tab/> <text:s text:c="5"/>1 octogone pour la maison =&gt; sur élevé de « la remorque »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7.472488283</meta:creation-date>
    <dc:date>2022-10-06T16:17:06.029732459</dc:date>
    <meta:editing-duration>PT12M55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13" meta:word-count="72" meta:character-count="391" meta:non-whitespace-character-count="307"/>
  </office:meta>
</office:document-meta>
</file>